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750 x 947</text:p>
          </table:table-cell>
          <table:table-cell office:value-type="string">
            <text:p>3044887299_791014f1f4_o.jpg</text:p>
          </table:table-cell>
          <table:table-cell office:value-type="string">
            <text:p>http://www.flickr.com/photos/joiseyshowaa/3044887299/sizes/o/</text:p>
          </table:table-cell>
        </table:table-row>
        <table:table-row table:style-name="ro1">
          <table:table-cell office:value-type="string">
            <text:p>777x 1160</text:p>
          </table:table-cell>
          <table:table-cell office:value-type="string">
            <text:p>2212437726_546569e652_o.jpg</text:p>
          </table:table-cell>
          <table:table-cell office:value-type="string">
            <text:p>http://www.flickr.com/photos/paulobrandao/2212437726/sizes/o/</text:p>
          </table:table-cell>
        </table:table-row>
        <table:table-row table:style-name="ro1">
          <table:table-cell office:value-type="string">
            <text:p>781 x 1031</text:p>
          </table:table-cell>
          <table:table-cell office:value-type="string">
            <text:p>1380445561_a9da3f88ed_o.jpg</text:p>
          </table:table-cell>
          <table:table-cell office:value-type="string">
            <text:p>http://www.flickr.com/photos/kiwanc/1380445561/sizes/o/</text:p>
          </table:table-cell>
        </table:table-row>
        <table:table-row table:style-name="ro1">
          <table:table-cell office:value-type="string">
            <text:p>1280 x 960</text:p>
          </table:table-cell>
          <table:table-cell office:value-type="string">
            <text:p>530099937_16397a23f8_o.jpg</text:p>
          </table:table-cell>
          <table:table-cell office:value-type="string">
            <text:p>http://www.flickr.com/photos/cauzinha/530099937/sizes/o/</text:p>
          </table:table-cell>
        </table:table-row>
        <table:table-row table:style-name="ro1">
          <table:table-cell office:value-type="string">
            <text:p>1534 x 1356</text:p>
          </table:table-cell>
          <table:table-cell office:value-type="string">
            <text:p>1018557535_96e364e926_o.jpg</text:p>
          </table:table-cell>
          <table:table-cell office:value-type="string">
            <text:p>http://www.flickr.com/photos/conner395/1018557535/sizes/o/</text:p>
          </table:table-cell>
        </table:table-row>
        <table:table-row table:style-name="ro1">
          <table:table-cell office:value-type="string">
            <text:p>2048 x 1536</text:p>
          </table:table-cell>
          <table:table-cell office:value-type="string">
            <text:p>2669611905_7b604c382a_o.jpg</text:p>
          </table:table-cell>
          <table:table-cell office:value-type="string">
            <text:p>http://www.flickr.com/photos/dexxus/2669611905/sizes/o/</text:p>
          </table:table-cell>
        </table:table-row>
        <table:table-row table:style-name="ro1">
          <table:table-cell office:value-type="string">
            <text:p>3030 x 2022</text:p>
          </table:table-cell>
          <table:table-cell office:value-type="string">
            <text:p>2515936612_845803cd19_o.jpg</text:p>
          </table:table-cell>
          <table:table-cell office:value-type="string">
            <text:p>http://www.flickr.com/photos/31216636@N00/2515936612/sizes/o/</text:p>
          </table:table-cell>
        </table:table-row>
        <table:table-row table:style-name="ro1">
          <table:table-cell office:value-type="string">
            <text:p>3872 x 2592</text:p>
          </table:table-cell>
          <table:table-cell office:value-type="string">
            <text:p>2563738494_827983909f_o.jpg</text:p>
          </table:table-cell>
          <table:table-cell office:value-type="string">
            <text:p>http://www.flickr.com/photos/eneas/2563738494/sizes/o/</text:p>
          </table:table-cell>
        </table:table-row>
        <table:table-row table:style-name="ro1">
          <table:table-cell office:value-type="string">
            <text:p>3974 x 2337</text:p>
          </table:table-cell>
          <table:table-cell office:value-type="string">
            <text:p>8710817054_68662c5b3c_o.jpg</text:p>
          </table:table-cell>
          <table:table-cell office:value-type="string">
            <text:p>http://www.flickr.com/photos/alisonchristine/8710817054/sizes/o/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6:Sheet1.C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00-00-00</text:date>, <text:time style:data-style-name="N2" text:time-value="0000-00-00T09:28:14.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12S</meta:editing-duration>
    <meta:editing-cycles>4</meta:editing-cycles>
    <meta:generator>LibreOffice/4.0.1.2$Windows_x86 LibreOffice_project/84102822e3d61eb989ddd325abf1ac077904985</meta:generator>
    <dc:date>2013-07-01T10:10:58.96</dc:date>
    <dc:creator>Tim Koop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